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374">
            <text:p>AAR-2374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270.0">
            <text:p>9270.0</text:p>
          </table:table-cell>
          <table:table-cell office:value-type="float" office:value="110.0">
            <text:p>11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3">
            <text:p>-2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4212">
            <text:p>AAR-4212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9220.0">
            <text:p>9220.0</text:p>
          </table:table-cell>
          <table:table-cell office:value-type="float" office:value="70.0">
            <text:p>7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5">
            <text:p>-2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3">
            <text:p>KIA-2280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154.0">
            <text:p>7154.0</text:p>
          </table:table-cell>
          <table:table-cell office:value-type="float" office:value="41.0">
            <text:p>4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2">
            <text:p>Ki-2002.02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8030.0">
            <text:p>8030.0</text:p>
          </table:table-cell>
          <table:table-cell office:value-type="float" office:value="175.0">
            <text:p>1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7">
            <text:p>-26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4">
            <text:p>KIA-22794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8.0">
            <text:p>7158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5">
            <text:p>KIA-22795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032.0">
            <text:p>7032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6">
            <text:p>KIA-22796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6243.0">
            <text:p>6243.0</text:p>
          </table:table-cell>
          <table:table-cell office:value-type="float" office:value="34.0">
            <text:p>3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7">
            <text:p>KIA-22797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870.0">
            <text:p>5870.0</text:p>
          </table:table-cell>
          <table:table-cell office:value-type="float" office:value="28.0">
            <text:p>2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8">
            <text:p>KIA-22798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725.0">
            <text:p>5725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9">
            <text:p>KIA-22799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532.0">
            <text:p>653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0">
            <text:p>KIA-22800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319.0">
            <text:p>6319.0</text:p>
          </table:table-cell>
          <table:table-cell office:value-type="float" office:value="43.0">
            <text:p>4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4">
            <text:p>KIA-22804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90.0">
            <text:p>70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6">
            <text:p>KIA-2286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791.0">
            <text:p>4791.0</text:p>
          </table:table-cell>
          <table:table-cell office:value-type="float" office:value="33.0">
            <text:p>33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7">
            <text:p>KIA-22867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624.0">
            <text:p>4624.0</text:p>
          </table:table-cell>
          <table:table-cell office:value-type="float" office:value="45.0">
            <text:p>4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5">
            <text:p>-3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8">
            <text:p>KIA-22868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466.0">
            <text:p>4466.0</text:p>
          </table:table-cell>
          <table:table-cell office:value-type="float" office:value="37.0">
            <text:p>3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9">
            <text:p>KIA-22869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918.0">
            <text:p>3918.0</text:p>
          </table:table-cell>
          <table:table-cell office:value-type="float" office:value="57.0">
            <text:p>5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0">
            <text:p>KIA-22870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664.0">
            <text:p>3664.0</text:p>
          </table:table-cell>
          <table:table-cell office:value-type="float" office:value="80.0">
            <text:p>8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1">
            <text:p>KIA-22871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707.0">
            <text:p>1707.0</text:p>
          </table:table-cell>
          <table:table-cell office:value-type="float" office:value="26.0">
            <text:p>2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2">
            <text:p>KIA-22872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895.0">
            <text:p>895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3">
            <text:p>KIA-22873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90.0">
            <text:p>490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4">
            <text:p>KIA-22874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226.0">
            <text:p>226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5">
            <text:p>KIA-22875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535.0">
            <text:p>535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000000000000002">
            <text:p>0.0500000000000000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323">
            <text:p>KIA-19323</text:p>
          </table:table-cell>
          <table:table-cell office:value-type="float" office:value="54.05">
            <text:p>54.05</text:p>
          </table:table-cell>
          <table:table-cell office:value-type="float" office:value="11.46">
            <text:p>11.46</text:p>
          </table:table-cell>
          <table:table-cell office:value-type="float" office:value="7022.0">
            <text:p>702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4">
            <text:p>-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3">
            <text:p>KIA-22793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56.0">
            <text:p>685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7">
            <text:p>KIA-24157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6590.0">
            <text:p>6590.0</text:p>
          </table:table-cell>
          <table:table-cell office:value-type="float" office:value="41.0">
            <text:p>41.0</text:p>
          </table:table-cell>
          <table:table-cell office:value-type="string" office:value="Arctica islandica">
            <text:p>Arctica islandic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46">
            <text:p>-25.4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2">
            <text:p>KIA-22792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42.0">
            <text:p>6842.0</text:p>
          </table:table-cell>
          <table:table-cell office:value-type="float" office:value="27.0">
            <text:p>2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0">
            <text:p>KIA-22790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41.0">
            <text:p>7741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3">
            <text:p>-1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2">
            <text:p>KIA-19242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888.0">
            <text:p>6888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1">
            <text:p>-7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1">
            <text:p>KIA-19241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14.0">
            <text:p>7014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2">
            <text:p>-7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7">
            <text:p>KIA-19817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885.0">
            <text:p>885.0</text:p>
          </table:table-cell>
          <table:table-cell office:value-type="float" office:value="25.0">
            <text:p>2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0">
            <text:p>KIA-19240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22.0">
            <text:p>702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9">
            <text:p>KIA-19819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6775.0">
            <text:p>6775.0</text:p>
          </table:table-cell>
          <table:table-cell office:value-type="float" office:value="35.0">
            <text:p>3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5">
            <text:p>-7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8">
            <text:p>KIA-20438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0.0">
            <text:p>7150.0</text:p>
          </table:table-cell>
          <table:table-cell office:value-type="float" office:value="31.0">
            <text:p>3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9">
            <text:p>KIA-20439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97.0">
            <text:p>7197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0">
            <text:p>KIA-20440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290.0">
            <text:p>72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1">
            <text:p>KIA-2044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46.0">
            <text:p>714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2">
            <text:p>KIA-20442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9.0">
            <text:p>7229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3">
            <text:p>KIA-20443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4.0">
            <text:p>7224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10">
            <text:p>KIA-18210</text:p>
          </table:table-cell>
          <table:table-cell office:value-type="float" office:value="54.05">
            <text:p>54.05</text:p>
          </table:table-cell>
          <table:table-cell office:value-type="float" office:value="11.45">
            <text:p>11.45</text:p>
          </table:table-cell>
          <table:table-cell office:value-type="float" office:value="6882.0">
            <text:p>688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09">
            <text:p>KIA-18209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69.0">
            <text:p>6969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5">
            <text:p>K-634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510.0">
            <text:p>9510.0</text:p>
          </table:table-cell>
          <table:table-cell office:value-type="float" office:value="135.0">
            <text:p>135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4">
            <text:p>K-6344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9740.0">
            <text:p>974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0">
            <text:p>K-6340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8940.0">
            <text:p>8940.0</text:p>
          </table:table-cell>
          <table:table-cell office:value-type="float" office:value="155.0">
            <text:p>1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2.6">
            <text:p>-22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4">
            <text:p>KIA-20444</text:p>
          </table:table-cell>
          <table:table-cell office:value-type="float" office:value="54.16">
            <text:p>54.16</text:p>
          </table:table-cell>
          <table:table-cell office:value-type="float" office:value="11.65">
            <text:p>11.65</text:p>
          </table:table-cell>
          <table:table-cell office:value-type="float" office:value="7464.0">
            <text:p>7464.0</text:p>
          </table:table-cell>
          <table:table-cell office:value-type="float" office:value="46.0">
            <text:p>4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8">
            <text:p>KIA-22788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919.0">
            <text:p>7919.0</text:p>
          </table:table-cell>
          <table:table-cell office:value-type="float" office:value="37.0">
            <text:p>3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9">
            <text:p>KIA-22789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88.0">
            <text:p>7788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1">
            <text:p>KIA-2279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33.0">
            <text:p>7133.0</text:p>
          </table:table-cell>
          <table:table-cell office:value-type="float" office:value="50.0">
            <text:p>5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7">
            <text:p>-5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8">
            <text:p>KIA-24158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8677.0">
            <text:p>8677.0</text:p>
          </table:table-cell>
          <table:table-cell office:value-type="float" office:value="55.0">
            <text:p>55.0</text:p>
          </table:table-cell>
          <table:table-cell office:value-type="string" office:value="Hydrobia ulvae in lake marl">
            <text:p>Hydrobia ulvae in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66">
            <text:p>-25.66</text:p>
          </table:table-cell>
          <table:table-cell office:value-type="float" office:value="0.500499750249688">
            <text:p>0.500499750249688</text:p>
          </table:table-cell>
          <table:table-cell office:value-type="float" office:value="0.500499750249688">
            <text:p>0.500499750249688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6">
            <text:p>KIA-2287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810.0">
            <text:p>1810.0</text:p>
          </table:table-cell>
          <table:table-cell office:value-type="float" office:value="31.0">
            <text:p>31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6">
            <text:p>AAR-1916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900.0">
            <text:p>9900.0</text:p>
          </table:table-cell>
          <table:table-cell office:value-type="float" office:value="160.0">
            <text:p>16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1">
            <text:p>Ki-2002.01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7390.0">
            <text:p>7390.0</text:p>
          </table:table-cell>
          <table:table-cell office:value-type="float" office:value="115.0">
            <text:p>11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6">
            <text:p>-26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9">
            <text:p>AAR-2279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7220.0">
            <text:p>7220.0</text:p>
          </table:table-cell>
          <table:table-cell office:value-type="float" office:value="90.0">
            <text:p>90.0</text:p>
          </table:table-cell>
          <table:table-cell office:value-type="string" office:value="Aporrhais pespelecani shell">
            <text:p>Aporrhais pespelecan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9">
            <text:p>KIA-9339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720.0">
            <text:p>10720.0</text:p>
          </table:table-cell>
          <table:table-cell office:value-type="float" office:value="75.0">
            <text:p>75.0</text:p>
          </table:table-cell>
          <table:table-cell office:value-type="string" office:value="Betula nana ? remains">
            <text:p>Betula nana 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3">
            <text:p>-2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8">
            <text:p>KIA-9338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100.0">
            <text:p>10100.0</text:p>
          </table:table-cell>
          <table:table-cell office:value-type="float" office:value="60.0">
            <text:p>6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60">
            <text:p>KIA-50960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10010.0">
            <text:p>10010.0</text:p>
          </table:table-cell>
          <table:table-cell office:value-type="float" office:value="40.0">
            <text:p>40.0</text:p>
          </table:table-cell>
          <table:table-cell office:value-type="string" office:value="gastropod shell">
            <text:p>gastropod she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6">
            <text:p>-28.6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9">
            <text:p>KIA-50959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9915.0">
            <text:p>9915.0</text:p>
          </table:table-cell>
          <table:table-cell office:value-type="float" office:value="40.0">
            <text:p>40.0</text:p>
          </table:table-cell>
          <table:table-cell office:value-type="string" office:value="gastropod opercula, lake marl">
            <text:p>gastropod opercula,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8">
            <text:p>-27.8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8">
            <text:p>KIA-50958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8595.0">
            <text:p>8595.0</text:p>
          </table:table-cell>
          <table:table-cell office:value-type="float" office:value="40.0">
            <text:p>40.0</text:p>
          </table:table-cell>
          <table:table-cell office:value-type="string" office:value="gastropod opercula, gyttja">
            <text:p>gastropod opercula,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8">
            <text:p>AAR-2278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6610.0">
            <text:p>6610.0</text:p>
          </table:table-cell>
          <table:table-cell office:value-type="float" office:value="100.0">
            <text:p>10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7">
            <text:p>AAR-2277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6960.0">
            <text:p>696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5">
            <text:p>AAR-191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1">
            <text:p>-29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6">
            <text:p>AAR-2276</text:p>
          </table:table-cell>
          <table:table-cell office:value-type="float" office:value="54.33">
            <text:p>54.33</text:p>
          </table:table-cell>
          <table:table-cell office:value-type="float" office:value="11.98">
            <text:p>11.98</text:p>
          </table:table-cell>
          <table:table-cell office:value-type="float" office:value="1710.0">
            <text:p>1710.0</text:p>
          </table:table-cell>
          <table:table-cell office:value-type="float" office:value="70.0">
            <text:p>7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6007">
            <text:p>KIA-26007</text:p>
          </table:table-cell>
          <table:table-cell office:value-type="float" office:value="54.04">
            <text:p>54.04</text:p>
          </table:table-cell>
          <table:table-cell office:value-type="float" office:value="11.51">
            <text:p>11.51</text:p>
          </table:table-cell>
          <table:table-cell office:value-type="float" office:value="7285.0">
            <text:p>7285.0</text:p>
          </table:table-cell>
          <table:table-cell office:value-type="float" office:value="35.0">
            <text:p>35.0</text:p>
          </table:table-cell>
          <table:table-cell office:value-type="string" office:value="basal peat. bulk">
            <text:p>basal 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5">
            <text:p>-1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3">
            <text:p>KIA-1924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16.0">
            <text:p>6916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4">
            <text:p>AAR-1924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10300.0">
            <text:p>10300.0</text:p>
          </table:table-cell>
          <table:table-cell office:value-type="float" office:value="140.0">
            <text:p>14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1">
            <text:p>-2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5">
            <text:p>AAR-1925</text:p>
          </table:table-cell>
          <table:table-cell office:value-type="float" office:value="54.35">
            <text:p>54.35</text:p>
          </table:table-cell>
          <table:table-cell office:value-type="float" office:value="11.94">
            <text:p>11.94</text:p>
          </table:table-cell>
          <table:table-cell office:value-type="float" office:value="10700.0">
            <text:p>10700.0</text:p>
          </table:table-cell>
          <table:table-cell office:value-type="float" office:value="170.0">
            <text:p>170.0</text:p>
          </table:table-cell>
          <table:table-cell office:value-type="string" office:value="Menyanthes trifoliata seeds">
            <text:p>Menyanthes trifoliata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4">
            <text:p>AAR-2054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5">
            <text:p>AAR-2055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10660.0">
            <text:p>10660.0</text:p>
          </table:table-cell>
          <table:table-cell office:value-type="float" office:value="90.0">
            <text:p>90.0</text:p>
          </table:table-cell>
          <table:table-cell office:value-type="string" office:value="Scorpidium scorpioides from organic detritus">
            <text:p>Scorpidium scorpioides from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6">
            <text:p>AAR-2056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Urtica? remains">
            <text:p>Urtica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5">
            <text:p>-2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8">
            <text:p>AAR-2058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9570.0">
            <text:p>9570.0</text:p>
          </table:table-cell>
          <table:table-cell office:value-type="float" office:value="100.0">
            <text:p>100.0</text:p>
          </table:table-cell>
          <table:table-cell office:value-type="string" office:value="Carex? remains">
            <text:p>Carex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0.9">
            <text:p>-20.9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